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833in solid #000000" fo:padding-top="0.0833in" fo:padding-left="0.5833in" fo:padding-bottom="0.0833in" fo:padding-right="0.5833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footer>
        <text:p text:style-name="P2"><draw:frame draw:style-name="a0" draw:name="Picture 1" text:anchor-type="as-char" svg:x="0in" svg:y="0in" svg:width="1.2in" svg:height="1.2in" style:rel-width="scale" style:rel-height="scale"><draw:image xlink:href="media/image1.png" xlink:type="simple" xlink:show="embed" xlink:actuate="onLoad"/><svg:title/><svg:desc>C:\Users\ryan.peach\Documents\Workspace\openscan\assets\QRCode.jp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yan Peach</meta:initial-creator>
    <dc:creator>Ryan Peach</dc:creator>
    <meta:creation-date>2015-10-23T19:00:00Z</meta:creation-date>
    <dc:date>2015-10-23T19:05:00Z</dc:date>
    <meta:template xlink:href="Normal.dotm" xlink:type="simple"/>
    <meta:editing-cycles>3</meta:editing-cycles>
    <meta:editing-duration>PT300S</meta:editing-duration>
    <meta:document-statistic meta:page-count="1" meta:paragraph-count="0" meta:word-count="0" meta:character-count="0" meta:row-count="0" meta:non-whitespace-character-count="0"/>
  </office:meta>
</office:document-meta>
</file>